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WenQuanYi Zen Hei" svg:font-family="'WenQuanYi Zen Hei'" style:font-family-generic="system" style:font-pitch="variable"/>
  </office:font-face-decls>
  <office:automatic-styles>
    <style:style style:name="P1" style:family="paragraph" style:parent-style-name="Standard">
      <style:text-properties style:font-name="Nimbus Mono PS" fo:font-size="10.5pt" fo:font-weight="bold" officeooo:rsid="0005f420" officeooo:paragraph-rsid="0005f420" style:font-size-asian="10.5pt" style:font-weight-asian="bold" style:font-size-complex="10.5pt" style:font-weight-complex="bold"/>
    </style:style>
    <style:style style:name="P2" style:family="paragraph" style:parent-style-name="Standard">
      <style:paragraph-properties fo:text-align="start" style:justify-single-word="false"/>
      <style:text-properties style:font-name="Nimbus Mono PS" fo:font-size="10.5pt" fo:font-weight="bold" officeooo:rsid="0005f420" officeooo:paragraph-rsid="0007cb9d" style:font-size-asian="10.5pt" style:font-weight-asian="bold" style:font-size-complex="10.5pt" style:font-weight-complex="bold"/>
    </style:style>
    <style:style style:name="P3" style:family="paragraph" style:parent-style-name="Standard">
      <style:paragraph-properties fo:text-align="center" style:justify-single-word="false"/>
      <style:text-properties style:font-name="Nimbus Mono PS" fo:font-size="10.5pt" fo:font-weight="bold" officeooo:rsid="0007cb9d" officeooo:paragraph-rsid="0007cb9d" style:font-size-asian="10.5pt" style:font-weight-asian="bold" style:font-size-complex="10.5pt" style:font-weight-complex="bold"/>
    </style:style>
    <style:style style:name="P4" style:family="paragraph" style:parent-style-name="Standard">
      <style:text-properties style:font-name="Nimbus Mono PS" fo:font-size="10.5pt" fo:font-weight="bold" officeooo:rsid="000d865d" officeooo:paragraph-rsid="000d865d" style:font-size-asian="10.5pt" style:font-weight-asian="bold" style:font-size-complex="10.5pt" style:font-weight-complex="bold"/>
    </style:style>
    <style:style style:name="P5" style:family="paragraph" style:parent-style-name="Standard">
      <style:text-properties style:font-name="Nimbus Mono PS" fo:font-size="10.5pt" fo:font-weight="bold" officeooo:rsid="00101875" officeooo:paragraph-rsid="00101875" style:font-size-asian="10.5pt" style:font-weight-asian="bold" style:font-size-complex="10.5pt" style:font-weight-complex="bold"/>
    </style:style>
    <style:style style:name="P6" style:family="paragraph" style:parent-style-name="Standard">
      <style:paragraph-properties fo:text-align="start" style:justify-single-word="false"/>
      <style:text-properties style:font-name="Nimbus Mono PS" fo:font-size="10.5pt" fo:font-weight="bold" officeooo:rsid="00101875" officeooo:paragraph-rsid="00101875" style:font-size-asian="10.5pt" style:font-weight-asian="bold" style:font-size-complex="10.5pt" style:font-weight-complex="bold"/>
    </style:style>
    <style:style style:name="P7" style:family="paragraph" style:parent-style-name="Standard">
      <style:text-properties style:font-name="Nimbus Mono PS" fo:font-size="10.5pt" officeooo:rsid="0005f420" officeooo:paragraph-rsid="0005f420" style:font-size-asian="10.5pt" style:font-size-complex="10.5pt"/>
    </style:style>
    <style:style style:name="P8" style:family="paragraph" style:parent-style-name="Standard">
      <style:paragraph-properties fo:text-align="start" style:justify-single-word="false"/>
      <style:text-properties style:font-name="Nimbus Mono PS" fo:font-size="10.5pt" officeooo:rsid="0005f420" officeooo:paragraph-rsid="0005f420" style:font-size-asian="10.5pt" style:font-size-complex="10.5pt"/>
    </style:style>
    <style:style style:name="P9" style:family="paragraph" style:parent-style-name="Standard">
      <style:text-properties style:font-name="Nimbus Mono PS" fo:font-size="10.5pt" officeooo:rsid="0005f420" officeooo:paragraph-rsid="0007cb9d" style:font-size-asian="10.5pt" style:font-size-complex="10.5pt"/>
    </style:style>
    <style:style style:name="P10" style:family="paragraph" style:parent-style-name="Standard">
      <style:text-properties style:font-name="Nimbus Mono PS" fo:font-size="10.5pt" officeooo:rsid="000c3280" officeooo:paragraph-rsid="000c3280" style:font-size-asian="10.5pt" style:font-size-complex="10.5pt"/>
    </style:style>
    <style:style style:name="P11" style:family="paragraph" style:parent-style-name="Standard">
      <style:text-properties style:font-name="Nimbus Mono PS" fo:font-size="10.5pt" officeooo:rsid="000c8522" officeooo:paragraph-rsid="000c8522" style:font-size-asian="10.5pt" style:font-size-complex="10.5pt"/>
    </style:style>
    <style:style style:name="P12" style:family="paragraph" style:parent-style-name="Standard">
      <style:text-properties style:font-name="Nimbus Mono PS" fo:font-size="10.5pt" officeooo:rsid="000c8522" officeooo:paragraph-rsid="0005f420" style:font-size-asian="10.5pt" style:font-size-complex="10.5pt"/>
    </style:style>
    <style:style style:name="P13" style:family="paragraph" style:parent-style-name="Standard">
      <style:text-properties style:font-name="Nimbus Mono PS" fo:font-size="10.5pt" fo:font-weight="normal" officeooo:rsid="0005f420" officeooo:paragraph-rsid="0005f420" style:font-size-asian="10.5pt" style:font-weight-asian="normal" style:font-size-complex="10.5pt" style:font-weight-complex="normal"/>
    </style:style>
    <style:style style:name="P14" style:family="paragraph" style:parent-style-name="Standard">
      <style:text-properties style:font-name="Nimbus Mono PS" fo:font-size="10.5pt" fo:font-style="italic" officeooo:rsid="0005f420" officeooo:paragraph-rsid="0005f420" style:font-size-asian="10.5pt" style:font-style-asian="italic" style:font-size-complex="10.5pt" style:font-style-complex="italic"/>
    </style:style>
    <style:style style:name="P15" style:family="paragraph" style:parent-style-name="Standard">
      <style:text-properties style:font-name="Nimbus Mono PS" fo:font-size="10.5pt" fo:language="en" fo:country="US" officeooo:rsid="0005f420" officeooo:paragraph-rsid="0005f420" style:font-size-asian="10.5pt" style:font-size-complex="10.5pt"/>
    </style:style>
    <style:style style:name="P16" style:family="paragraph" style:parent-style-name="Standard">
      <style:paragraph-properties fo:text-align="center" style:justify-single-word="false"/>
      <style:text-properties style:font-name="Nimbus Mono PS" fo:font-size="10.5pt" style:text-underline-style="solid" style:text-underline-width="auto" style:text-underline-color="font-color" fo:font-weight="bold" officeooo:rsid="0009b837" officeooo:paragraph-rsid="0009b837" style:font-size-asian="10.5pt" style:font-weight-asian="bold" style:font-size-complex="10.5pt" style:font-weight-complex="bold"/>
    </style:style>
    <style:style style:name="P17" style:family="paragraph" style:parent-style-name="Standard">
      <style:paragraph-properties fo:text-align="center" style:justify-single-word="false"/>
      <style:text-properties style:font-name="Nimbus Mono PS" fo:font-size="10.5pt" style:text-underline-style="solid" style:text-underline-width="auto" style:text-underline-color="font-color" fo:font-weight="bold" officeooo:rsid="000a67bf" officeooo:paragraph-rsid="0007cb9d" style:font-size-asian="10.5pt" style:font-weight-asian="bold" style:font-size-complex="10.5pt" style:font-weight-complex="bold"/>
    </style:style>
    <style:style style:name="P18" style:family="paragraph" style:parent-style-name="Standard">
      <style:paragraph-properties fo:text-align="center" style:justify-single-word="false"/>
      <style:text-properties style:font-name="Nimbus Mono PS" fo:font-size="10.5pt" style:text-underline-style="solid" style:text-underline-width="auto" style:text-underline-color="font-color" fo:font-weight="bold" officeooo:rsid="0007cb9d" officeooo:paragraph-rsid="0007cb9d" style:font-size-asian="10.5pt" style:font-weight-asian="bold" style:font-size-complex="10.5pt" style:font-weight-complex="bold"/>
    </style:style>
    <style:style style:name="P19" style:family="paragraph" style:parent-style-name="Standard">
      <style:paragraph-properties fo:text-align="center" style:justify-single-word="false"/>
      <style:text-properties style:font-name="Nimbus Mono PS" fo:font-size="10.5pt" fo:font-style="normal" style:text-underline-style="solid" style:text-underline-width="auto" style:text-underline-color="font-color" fo:font-weight="bold" officeooo:rsid="0007cb9d" officeooo:paragraph-rsid="0007cb9d" style:font-size-asian="10.5pt" style:font-style-asian="normal" style:font-weight-asian="bold" style:font-size-complex="10.5pt" style:font-style-complex="normal" style:font-weight-complex="bold"/>
    </style:style>
    <style:style style:name="P20" style:family="paragraph" style:parent-style-name="Standard">
      <style:paragraph-properties fo:text-align="center" style:justify-single-word="false"/>
      <style:text-properties style:font-name="Nimbus Mono PS" fo:font-size="10.5pt" fo:font-style="normal" style:text-underline-style="solid" style:text-underline-width="auto" style:text-underline-color="font-color" fo:font-weight="bold" officeooo:rsid="00101875" officeooo:paragraph-rsid="00101875" style:font-size-asian="10.5pt" style:font-style-asian="normal" style:font-weight-asian="bold" style:font-size-complex="10.5pt" style:font-style-complex="normal" style:font-weight-complex="bold"/>
    </style:style>
    <style:style style:name="P21" style:family="paragraph" style:parent-style-name="Standard">
      <style:paragraph-properties fo:text-align="start" style:justify-single-word="false"/>
      <style:text-properties style:font-name="Nimbus Mono PS" fo:font-size="10.5pt" fo:font-style="normal" style:text-underline-style="none" fo:font-weight="normal" officeooo:rsid="0007cb9d" officeooo:paragraph-rsid="0007cb9d" style:font-size-asian="10.5pt" style:font-style-asian="normal" style:font-weight-asian="normal" style:font-size-complex="10.5pt" style:font-style-complex="normal" style:font-weight-complex="normal"/>
    </style:style>
    <style:style style:name="P22" style:family="paragraph" style:parent-style-name="Standard">
      <style:paragraph-properties fo:text-align="center" style:justify-single-word="false"/>
      <style:text-properties style:font-name="Nimbus Mono PS" fo:font-size="10.5pt" fo:font-style="normal" style:text-underline-style="none" fo:font-weight="normal" officeooo:rsid="0007cb9d" officeooo:paragraph-rsid="0007cb9d" style:font-size-asian="10.5pt" style:font-style-asian="normal" style:font-weight-asian="normal" style:font-size-complex="10.5pt" style:font-style-complex="normal" style:font-weight-complex="normal"/>
    </style:style>
    <style:style style:name="P23" style:family="paragraph" style:parent-style-name="Standard">
      <style:paragraph-properties fo:text-align="center" style:justify-single-word="false"/>
      <style:text-properties style:font-name="Nimbus Mono PS" fo:font-size="10.5pt" fo:font-style="normal" style:text-underline-style="none" fo:font-weight="normal" officeooo:rsid="0007cb9d" officeooo:paragraph-rsid="00101875" style:font-size-asian="10.5pt" style:font-style-asian="normal" style:font-weight-asian="normal" style:font-size-complex="10.5pt" style:font-style-complex="normal" style:font-weight-complex="normal"/>
    </style:style>
    <style:style style:name="P24" style:family="paragraph" style:parent-style-name="Standard">
      <style:paragraph-properties fo:text-align="center" style:justify-single-word="false"/>
      <style:text-properties style:font-name="Nimbus Mono PS" fo:font-size="10.5pt" fo:font-style="normal" style:text-underline-style="none" fo:font-weight="normal" officeooo:rsid="00101875" officeooo:paragraph-rsid="00101875" style:font-size-asian="10.5pt" style:font-style-asian="normal" style:font-weight-asian="normal" style:font-size-complex="10.5pt" style:font-style-complex="normal" style:font-weight-complex="normal"/>
    </style:style>
    <style:style style:name="P25" style:family="paragraph" style:parent-style-name="Standard">
      <style:paragraph-properties fo:text-align="center" style:justify-single-word="false"/>
      <style:text-properties style:font-name="Nimbus Mono PS" fo:font-size="10.5pt" fo:font-style="normal" style:text-underline-style="none" fo:font-weight="bold" officeooo:rsid="00101875" officeooo:paragraph-rsid="00101875" style:font-size-asian="10.5pt" style:font-style-asian="normal" style:font-weight-asian="bold" style:font-size-complex="10.5pt" style:font-style-complex="normal" style:font-weight-complex="bold"/>
    </style:style>
    <style:style style:name="P26" style:family="paragraph" style:parent-style-name="Standard">
      <style:text-properties style:font-name="Nimbus Mono PS" fo:font-size="9.5pt" fo:font-weight="normal" officeooo:rsid="0005f420" officeooo:paragraph-rsid="0005f420" style:font-size-asian="9.5pt" style:font-weight-asian="normal" style:font-size-complex="9.5pt" style:font-weight-complex="normal"/>
    </style:style>
    <style:style style:name="P27" style:family="paragraph" style:parent-style-name="Standard">
      <style:text-properties style:font-name="Nimbus Mono PS" fo:font-size="10.5pt" officeooo:rsid="0005f420" officeooo:paragraph-rsid="0005f420" style:font-size-asian="10.5pt" style:font-size-complex="10.5pt"/>
    </style:style>
    <style:style style:name="P28" style:family="paragraph" style:parent-style-name="Standard">
      <style:text-properties style:font-name="Nimbus Mono PS" fo:font-size="10.5pt" officeooo:rsid="0013ad77" officeooo:paragraph-rsid="0013ad77" style:font-size-asian="10.5pt" style:font-size-complex="10.5pt"/>
    </style:style>
    <style:style style:name="P29" style:family="paragraph" style:parent-style-name="Standard">
      <style:text-properties style:font-name="Nimbus Mono PS" fo:font-size="10.5pt" officeooo:rsid="00101875" officeooo:paragraph-rsid="00101875" style:font-size-asian="10.5pt" style:font-size-complex="10.5pt"/>
    </style:style>
    <style:style style:name="P30" style:family="paragraph" style:parent-style-name="Standard">
      <style:text-properties style:font-name="Nimbus Mono PS" fo:font-size="10.5pt" fo:font-weight="bold" officeooo:rsid="00101875" officeooo:paragraph-rsid="00101875" style:font-size-asian="10.5pt" style:font-weight-asian="bold" style:font-size-complex="10.5pt" style:font-weight-complex="bold"/>
    </style:style>
    <style:style style:name="P31" style:family="paragraph" style:parent-style-name="Standard">
      <style:text-properties style:font-name="Nimbus Mono PS" fo:font-size="10.5pt" fo:font-weight="bold" officeooo:rsid="0005f420" officeooo:paragraph-rsid="0005f420" style:font-size-asian="10.5pt" style:font-weight-asian="bold" style:font-size-complex="10.5pt" style:font-weight-complex="bold"/>
    </style:style>
    <style:style style:name="T1" style:family="text">
      <style:text-properties fo:font-weight="bold" style:font-weight-asian="bold" style:font-weight-complex="bold"/>
    </style:style>
    <style:style style:name="T2" style:family="text">
      <style:text-properties fo:font-weight="bold" officeooo:rsid="0007cb9d" style:font-weight-asian="bold" style:font-weight-complex="bold"/>
    </style:style>
    <style:style style:name="T3" style:family="text">
      <style:text-properties fo:font-weight="bold" officeooo:rsid="00101875" style:font-weight-asian="bold"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officeooo:rsid="0007cb9d"/>
    </style:style>
    <style:style style:name="T7" style:family="text">
      <style:text-properties officeooo:rsid="0009b837"/>
    </style:style>
    <style:style style:name="T8" style:family="text">
      <style:text-properties officeooo:rsid="000c8522"/>
    </style:style>
    <style:style style:name="T9" style:family="text">
      <style:text-properties officeooo:rsid="000fa421"/>
    </style:style>
    <style:style style:name="T10" style:family="text">
      <style:text-properties officeooo:rsid="00101875"/>
    </style:style>
    <style:style style:name="T11" style:family="text">
      <style:text-properties officeooo:rsid="0011f4d3"/>
    </style:style>
    <style:style style:name="T12" style:family="text">
      <style:text-properties officeooo:rsid="00124b7a"/>
    </style:style>
    <style:style style:name="T13" style:family="text">
      <style:text-properties officeooo:rsid="0013ad77"/>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Rust Day 0 Exercises</text:p>
      <text:p text:style-name="P19"/>
      <text:p text:style-name="P21"><text:tab/><text:span text:style-name="T7">For this assignment you will be cre</text:span><text:span text:style-name="T10">a</text:span><text:span text:style-name="T7">ting a series of functions. They have their functionality described as well edge cases and expected outputs. Part of the assignment will be creating your own main function and testing out your code. This means you will create your own main.rs for your own use.</text:span></text:p>
      <text:p text:style-name="P21"><text:tab/><text:span text:style-name="T7">You will be required to turn in 1 file ex0.rs. I will call your functions from my own main.rs with several tests I will run them through. The tests will be similar to the example inputs detailed below. </text:span></text:p>
      <text:p text:style-name="P21"><text:tab/><text:span text:style-name="T10">Each exercise will be worth a certain amount of points. The total score will be graded out of </text:span><text:span text:style-name="T3">40</text:span><text:span text:style-name="T10"> with </text:span><text:span text:style-name="T3">50 </text:span><text:span text:style-name="T10">points possible for extra credit. In the grading every function will be called. If your function compiles it is worth </text:span><text:span text:style-name="T3">1 pt</text:span><text:span text:style-name="T10"> and if it is error free that will be </text:span><text:span text:style-name="T3">1 pt </text:span><text:span text:style-name="T10">more. Additional points will be based on output, how the function handles edge cases, and general structure of the function.</text:span></text:p>
      <text:p text:style-name="P21"/>
      <text:p text:style-name="P20">points</text:p>
      <text:p text:style-name="P25">5 pts</text:p>
      <text:p text:style-name="P22">fahrenheit_celsius_converter </text:p>
      <text:p text:style-name="P23">dice_roll</text:p>
      <text:p text:style-name="P23">multi_string</text:p>
      <text:p text:style-name="P23">add_vowels</text:p>
      <text:p text:style-name="P24">echo_split</text:p>
      <text:p text:style-name="P24"/>
      <text:p text:style-name="P25">7 pts</text:p>
      <text:p text:style-name="P23"><text:span text:style-name="T10">i</text:span>nput_number</text:p>
      <text:p text:style-name="P22">draw_card</text:p>
      <text:p text:style-name="P22">input_coord</text:p>
      <text:p text:style-name="P22"/>
      <text:p text:style-name="P25">10 pts</text:p>
      <text:p text:style-name="P23">madlib</text:p>
      <text:p text:style-name="P23">ghost_name_generator</text:p>
      <text:p text:style-name="P23">print_board</text:p>
      <text:p text:style-name="P23"/>
      <text:p text:style-name="P25">30 pts</text:p>
      <text:p text:style-name="P23">ship_captain_crew</text:p>
      <text:p text:style-name="P22">tic_tac_toe</text:p>
      <text:p text:style-name="P22"/>
      <text:p text:style-name="P21"><text:tab/></text:p>
      <text:p text:style-name="P21"/>
      <text:p text:style-name="P16">ex0.rs</text:p>
      <text:p text:style-name="P5">5 pts</text:p>
      <text:p text:style-name="P1">pub fn fahrenheit_celsius_converter(temperature: i32, f2c: bool) -&gt; f32</text:p>
      <text:p text:style-name="P7"><text:tab/><text:span text:style-name="T10">T</text:span>akes in a<text:span text:style-name="T10">n i32 called </text:span>temperature and a bool. The temperature is in integer form and must be converted to a fl<text:span text:style-name="T10">oa</text:span>ting value. If f2c is true <text:span text:style-name="T10">c</text:span>onvert the temperature from fahrenheit to celsius. If f2c is false, convert temperature from celsius to fahrenheit.</text:p>
      <text:p text:style-name="P7"/>
      <text:p text:style-name="P7"/>
      <text:p text:style-name="P7">temperature == 52, f2c == true → 11.111111</text:p>
      <text:p text:style-name="P7">temperature == 0, f2c == false → 32</text:p>
      <text:p text:style-name="P7"/>
      <text:p text:style-name="P7"/>
      <text:p text:style-name="P7"/>
      <text:p text:style-name="P7"/>
      <text:p text:style-name="P5"><text:soft-page-break/>5 pts</text:p>
      <text:p text:style-name="P1">pub fn dice_roll(sides: u8) -&gt; u8</text:p>
      <text:p text:style-name="P7"><text:tab/>Produces a random number that could be rolled from dice with a defined amount of sides. <text:span text:style-name="T1">sides</text:span> indicates how many sides are on the “die”. </text:p>
      <text:p text:style-name="P7"/>
      <text:p text:style-name="P7"/>
      <text:p text:style-name="P8">sides == 6 → 1 – 6</text:p>
      <text:p text:style-name="P8">sides == 8 → 1 - 8</text:p>
      <text:p text:style-name="P8">sides == 4 → 1 – 4</text:p>
      <text:p text:style-name="P7"/>
      <text:p text:style-name="P7"/>
      <text:p text:style-name="P5">5 pts</text:p>
      <text:p text:style-name="P1">pub fn multi_string(s: String) -&gt; [String; 4]</text:p>
      <text:p text:style-name="P7"><text:tab/>Takes in a String a produces an array of size 4. The first element in the array will be the String s itself. The following strings will have a number in text form appended to them in accordance with their position in the array. <text:span text:style-name="T10">This function will consume the passed in String.</text:span></text:p>
      <text:p text:style-name="P7"/>
      <text:p text:style-name="P7"/>
      <text:p text:style-name="P8">S == “../” → [“../”, “../ONE”, “../TWO”, “../<text:span text:style-name="T10">T</text:span>HREE”]</text:p>
      <text:p text:style-name="P8">s == “fish” → [“fish”, “fishONE”, “fishTWO”, “fishTHREE”]</text:p>
      <text:p text:style-name="P7"/>
      <text:p text:style-name="P7"/>
      <text:p text:style-name="P5">5 pts</text:p>
      <text:p text:style-name="P1">pub fn add_vowels(s: &amp;mut String)</text:p>
      <text:p text:style-name="P7"><text:tab/>Takes in a mutable reference to a String and updates the actual String itself. Any vowels in the String must duplicated <text:span text:style-name="T10">(not counting ‘y’)</text:span>.</text:p>
      <text:p text:style-name="P7"/>
      <text:p text:style-name="P7"/>
      <text:p text:style-name="P7">s == “<text:span text:style-name="T10">bok fod</text:span>” → “<text:span text:style-name="T10">book food</text:span>”</text:p>
      <text:p text:style-name="P7">s == “papero” → “paapeeroo”</text:p>
      <text:p text:style-name="P7">s == “BOOK” → “BOOOOK”</text:p>
      <text:p text:style-name="P7">s == “Over” → “O<text:span text:style-name="T11">O</text:span>veer”</text:p>
      <text:p text:style-name="P7"/>
      <text:p text:style-name="P7"/>
      <text:p text:style-name="P5">5 pts</text:p>
      <text:p text:style-name="P1">pub fn echo_split(whole: String, num: u32)</text:p>
      <text:p text:style-name="P7"><text:tab/>Takes in a String and slices it into 2 sub-strings. Each of these sub-strings are then printed num amount of times.</text:p>
      <text:p text:style-name="P7"/>
      <text:p text:style-name="P7"/>
      <text:p text:style-name="P7">whole == “fish”, num == 3 → fififi shshsh</text:p>
      <text:p text:style-name="P7">whole == “doctor”, numm == 6 → docdocdoc tortortor</text:p>
      <text:p text:style-name="P7"/>
      <text:p text:style-name="P7"/>
      <text:p text:style-name="P5"/>
      <text:p text:style-name="P5"/>
      <text:p text:style-name="P5"/>
      <text:p text:style-name="P5"/>
      <text:p text:style-name="P5"/>
      <text:p text:style-name="P5"/>
      <text:p text:style-name="P5"/>
      <text:p text:style-name="P5"/>
      <text:p text:style-name="P5"/>
      <text:p text:style-name="P5"/>
      <text:p text:style-name="P5"><text:soft-page-break/>7 pts</text:p>
      <text:p text:style-name="P1">pub fn input_number(high: u<text:span text:style-name="T13">8</text:span>) -&gt; Option&lt;u<text:span text:style-name="T13">8</text:span>&gt;</text:p>
      <text:p text:style-name="P7"><text:tab/><text:span text:style-name="T10">R</text:span>eads in input and attempts to parse <text:span text:style-name="T13">the first character</text:span> into a <text:span text:style-name="T13">single digit </text:span>number. If it succeeds and the number is less than high, it returns that <text:span text:style-name="T13">wrapped in the Some Option</text:span>. Otherwise it returns None.</text:p>
      <text:p text:style-name="P7"/>
      <text:p text:style-name="P7"/>
      <text:p text:style-name="P7">input == “12”, high == 10 → <text:span text:style-name="T13">Sone(1)</text:span></text:p>
      <text:p text:style-name="P7">input == “12”, high == 12 → None</text:p>
      <text:p text:style-name="P7">input == “2”, high == 3 → Some(<text:span text:style-name="T12">2</text:span>)</text:p>
      <text:p text:style-name="P28">input == “3”, high == 3 → None</text:p>
      <text:p text:style-name="P7">input == “2fish”, high == 5 → Some(2)</text:p>
      <text:p text:style-name="P7"/>
      <text:p text:style-name="P7"/>
      <text:p text:style-name="P5">7 pts</text:p>
      <text:p text:style-name="P1">#[derive(Debug)]</text:p>
      <text:p text:style-name="P1">enum Card {</text:p>
      <text:p text:style-name="P1"><text:tab/>Diamond(String),</text:p>
      <text:p text:style-name="P1"><text:tab/>Club(String),</text:p>
      <text:p text:style-name="P1"><text:tab/>Heart(String),</text:p>
      <text:p text:style-name="P1"><text:tab/>Spade(String)</text:p>
      <text:p text:style-name="P1">}</text:p>
      <text:p text:style-name="P1">pub fn draw_card() -&gt; Card</text:p>
      <text:p text:style-name="P7"><text:tab/>After defining the above enum. Create a function that produces a random card one might find in a deck. The Card will have a suit(we have 4 defined here) and a String, representing the face value of the card, either a number 2-10, or a face card (“King”, “Queen”, “Ace”, “Jack”). The enum derives the Debug type so that it may be printed out afterwards.</text:p>
      <text:p text:style-name="P7"/>
      <text:p text:style-name="P7"/>
      <text:p text:style-name="P7">Diamond("4")</text:p>
      <text:p text:style-name="P7">Heart("King")</text:p>
      <text:p text:style-name="P7">Spade("10")</text:p>
      <text:p text:style-name="P7">Club("8")</text:p>
      <text:p text:style-name="P7">Spade("Ace")</text:p>
      <text:p text:style-name="P7">Heart("Queen")</text:p>
      <text:p text:style-name="P7"/>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7 pts</text:p>
      <text:p text:style-name="P1">pub fn input<text:span text:style-name="T9">_coord</text:span>(size: u8) -&gt; (u8, u8)</text:p>
      <text:p text:style-name="P7"><text:tab/><text:span text:style-name="T10">T</text:span>akes in input from the user. It takes 2 Strings from the user and parses them into u8s. Those u8s are then returned as a tuple. This Tuple represents coordinates in a square field of with sides the length of side. The coordinates of the square are from 0 – size. So if the user inputs a number equal to or greater than size it is considered out of bounds.</text:p>
      <text:p text:style-name="P7"><text:tab/>You must handle all errors and edge cases that might occur. If the user inputs something that is not a number or the number they input is out of bounds. The function continues until the user has successfully inputs 2 numbers or there is an error with input, in which case an invalid tuple (size, size) is passed back.</text:p>
      <text:p text:style-name="P7"/>
      <text:p text:style-name="P7"/>
      <text:p text:style-name="P11">size == 3</text:p>
      <text:p text:style-name="P12">enter coordinate for 3 x 3:</text:p>
      <text:p text:style-name="P12"><text:span text:style-name="T10">input&gt; </text:span>s</text:p>
      <text:p text:style-name="P12">"s" is not a number, error: invalid digit found in string</text:p>
      <text:p text:style-name="P12">enter coordinate for 3 x 3:</text:p>
      <text:p text:style-name="P12"><text:span text:style-name="T10">input &gt; </text:span>4</text:p>
      <text:p text:style-name="P12">4 is <text:span text:style-name="T10">is out of bounds on</text:span> <text:span text:style-name="T10">a </text:span>board <text:span text:style-name="T10">of size</text:span> 3</text:p>
      <text:p text:style-name="P12">enter coordinate for 3 x 3:</text:p>
      <text:p text:style-name="P12"><text:span text:style-name="T10">input &gt; </text:span>2</text:p>
      <text:p text:style-name="P12">enter coordinate for 3 x 3:</text:p>
      <text:p text:style-name="P12"><text:span text:style-name="T10">input &gt; </text:span>1</text:p>
      <text:p text:style-name="P7"><text:tab/>→ <text:span text:style-name="T8">(</text:span><text:span text:style-name="T10">2</text:span><text:span text:style-name="T8">, </text:span><text:span text:style-name="T10">1</text:span><text:span text:style-name="T8">)</text:span> </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oft-page-break/><text:span text:style-name="T1">10 pts</text:span></text:p>
      <text:p text:style-name="P1">pub fn madlib()</text:p>
      <text:p text:style-name="P7"><text:tab/>This function asks the user for input. The input corresponds with a type of word (adjective, noun, past tense verb etc). The user provides the input, the function saves the input and once it receives all the input it pri<text:span text:style-name="T10">nts</text:span> out a string using the user provided strings. You must have at least 5 words of input <text:span text:style-name="T10">in</text:span> the madlib, but otherwise you can do it however you like.</text:p>
      <text:p text:style-name="P7"/>
      <text:p text:style-name="P7"/>
      <text:p text:style-name="P10">MAD-LIB</text:p>
      <text:p text:style-name="P7">give me a noun</text:p>
      <text:p text:style-name="P14">fish</text:p>
      <text:p text:style-name="P7">give me a adjective</text:p>
      <text:p text:style-name="P14">cool</text:p>
      <text:p text:style-name="P7">give me a past tense verb</text:p>
      <text:p text:style-name="P14">ate</text:p>
      <text:p text:style-name="P7">give me a noun</text:p>
      <text:p text:style-name="P14">donkey</text:p>
      <text:p text:style-name="P7">give me a noun</text:p>
      <text:p text:style-name="P14">pastor</text:p>
      <text:p text:style-name="P9">The <text:span text:style-name="T4">fish</text:span> was really <text:span text:style-name="T4">cool</text:span>.</text:p>
      <text:p text:style-name="P9">My mom <text:span text:style-name="T4">ate</text:span> the <text:span text:style-name="T4">donkey</text:span> and then kicked the <text:span text:style-name="T4">pastor</text:span></text:p>
      <text:p text:style-name="P7"/>
      <text:p text:style-name="P10">MAD-LIB</text:p>
      <text:p text:style-name="P7">give me a place</text:p>
      <text:p text:style-name="P14">pizza hut</text:p>
      <text:p text:style-name="P7">give me a noun</text:p>
      <text:p text:style-name="P14">donkey</text:p>
      <text:p text:style-name="P7">give me a past tense verb</text:p>
      <text:p text:style-name="P14">farted</text:p>
      <text:p text:style-name="P7">give me a proper noun</text:p>
      <text:p text:style-name="P14">Bill Nye</text:p>
      <text:p text:style-name="P7">give me a adjective</text:p>
      <text:p text:style-name="P14">sexy</text:p>
      <text:p text:style-name="P7">We went to <text:span text:style-name="T4">pizza hut</text:span>, I was really scared.</text:p>
      <text:p text:style-name="P7">A gigantic <text:span text:style-name="T4">donkey farted </text:span>and I knew I was a goner.</text:p>
      <text:p text:style-name="P7">But then <text:span text:style-name="T4">Bill Nye</text:span> came and killed the<text:span text:style-name="T4"> donkey</text:span></text:p>
      <text:p text:style-name="P7">They were so <text:span text:style-name="T4">sexy</text:span>.</text:p>
      <text:p text:style-name="P1"/>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10 pts</text:p>
      <text:p text:style-name="P1">pub fn ghost_name_generator(s: &amp;mut String)</text:p>
      <text:p text:style-name="P15">to find out your ghost name: </text:p>
      <text:p text:style-name="P15">Use your first name: </text:p>
      <text:p text:style-name="P15"><text:tab/>a - add “t” after it <text:tab/></text:p>
      <text:p text:style-name="P15"><text:tab/>e - add “boo” after it </text:p>
      <text:p text:style-name="P15"><text:tab/>h - becomes “s” </text:p>
      <text:p text:style-name="P15"><text:tab/>n - add “oo” after it </text:p>
      <text:p text:style-name="P15"><text:tab/>r - add “eee” after it </text:p>
      <text:p text:style-name="P15"><text:tab/>y - add “oo” after it </text:p>
      <text:p text:style-name="P15">that’s it that’s your ghost name</text:p>
      <text:p text:style-name="P15">- @nathanwpyle</text:p>
      <text:p text:style-name="P15"/>
      <text:p text:style-name="P15"><text:tab/>This function will take in a mutable reference to a String and it will convert that String to the proper Ghost Name, using the above rules.</text:p>
      <text:p text:style-name="P15"/>
      <text:p text:style-name="P15"/>
      <text:p text:style-name="P15">s == “John” → “Josnoo”</text:p>
      <text:p text:style-name="P15">s == “Steven” → “Stebooveboonoo”</text:p>
      <text:p text:style-name="P7">s == “Tim” → “Tim”</text:p>
      <text:p text:style-name="P7">s == “Henry” → “Seboonoor<text:span text:style-name="T11">e</text:span>eeyoo”</text:p>
      <text:p text:style-name="P7"/>
      <text:p text:style-name="P7"/>
      <text:p text:style-name="P5">10 pts</text:p>
      <text:p text:style-name="P1">pub fn print_board(exes:[(u8, u8);5], oes: [(u8, u8);5])</text:p>
      <text:p text:style-name="P7"><text:tab/>This function will print out a 3x3 box, that could repressent a game of tic-tac-toe at any given state. It takes 2 arrays of tuples. The tuples each contain 2 u8s which coordinate to positions in the box you will print out. If there exists a space on the board that is not covered by a tuple it will print out a ‘-’. If a tuple in exes occurs within the board print out ‘X’. If a tuple in oes occurs on the board, print out ‘O’. (4, 4) represents something out of bounds.</text:p>
      <text:p text:style-name="P7"/>
      <text:p text:style-name="P7"/>
      <text:p text:style-name="P7">exes == [(0,0), (1,1), (2,1), (4,4), (4,4)]</text:p>
      <text:p text:style-name="P7">oes == [(1,0), (2,2), (4,4), (4, 4), (4, 4)]</text:p>
      <text:p text:style-name="P7">- - O</text:p>
      <text:p text:style-name="P7">- X X</text:p>
      <text:p text:style-name="P7">X O -</text:p>
      <text:p text:style-name="P7"/>
      <text:p text:style-name="P7">exes == [(1,1), (0,1), (1,2), (2, 0), (4,4)]</text:p>
      <text:p text:style-name="P7">oes == [(0,1), (2,2), (1,0), (0, 2), (4, 4)]</text:p>
      <text:p text:style-name="P7">O X O</text:p>
      <text:p text:style-name="P7">O X -</text:p>
      <text:p text:style-name="P7">X O X</text:p>
      <text:p text:style-name="P7"/>
      <text:p text:style-name="P7"/>
      <text:p text:style-name="P1"/>
      <text:p text:style-name="P1"/>
      <text:p text:style-name="P1"/>
      <text:p text:style-name="P3"/>
      <text:p text:style-name="P3"/>
      <text:p text:style-name="P3"/>
      <text:p text:style-name="P18"/>
      <text:p text:style-name="P17"/>
      <text:p text:style-name="P6"><text:soft-page-break/>30 pts</text:p>
      <text:p text:style-name="P2">pub fn tic_tac_toe()</text:p>
      <text:p text:style-name="P7"><text:tab/>Implements logic for playing a game of tic-tac-toe. The <text:span text:style-name="T1">print_board</text:span><text:span text:style-name="T5"> and </text:span><text:span text:style-name="T1">coord_input</text:span><text:span text:style-name="T5"> functions will help a lot. The game will keeep track of whose turn it is and ask for input. It will save that input in an array and use it to draw the board. Once a “spot” on the board has been used, then it cannot be used again.</text:span></text:p>
      <text:p text:style-name="P13"><text:tab/>The game will calculate whether or not either player has gotten 3 in a row and declare a winner when that person does. If the board is filled and there is no winner, then a time is declared.</text:p>
      <text:p text:style-name="P13"/>
      <text:p text:style-name="P1"/>
      <text:section text:style-name="Sect1" text:name="Section1">
        <text:p text:style-name="P4">TIC-TAC-TOE</text:p>
        <text:p text:style-name="P1">-----</text:p>
        <text:p text:style-name="P1">- - - </text:p>
        <text:p text:style-name="P1">- - - </text:p>
        <text:p text:style-name="P1">- - - </text:p>
        <text:p text:style-name="P1">-----</text:p>
        <text:p text:style-name="P1">X turn</text:p>
        <text:p text:style-name="P1">enter coordinate for 3 x 3:</text:p>
        <text:p text:style-name="P1">1</text:p>
        <text:p text:style-name="P1">enter coordinate for 3 x 3:</text:p>
        <text:p text:style-name="P1">1</text:p>
        <text:p text:style-name="P1">-----</text:p>
        <text:p text:style-name="P1">- - - </text:p>
        <text:p text:style-name="P1">- X - </text:p>
        <text:p text:style-name="P1">- - - </text:p>
        <text:p text:style-name="P1">-----</text:p>
        <text:p text:style-name="P1">O turn</text:p>
        <text:p text:style-name="P1">enter coordinate for 3 x 3:</text:p>
        <text:p text:style-name="P1">0</text:p>
        <text:p text:style-name="P1">enter coordinate for 3 x 3:</text:p>
        <text:p text:style-name="P1">1</text:p>
        <text:p text:style-name="P1">-----</text:p>
        <text:p text:style-name="P1">- - - </text:p>
        <text:p text:style-name="P1">O X - </text:p>
        <text:p text:style-name="P1">- - - </text:p>
        <text:p text:style-name="P1">-----</text:p>
        <text:p text:style-name="P1">X turn</text:p>
        <text:p text:style-name="P1">enter coordinate for 3 x 3:</text:p>
        <text:p text:style-name="P1">0</text:p>
        <text:p text:style-name="P1">enter coordinate for 3 x 3:</text:p>
        <text:p text:style-name="P1">0</text:p>
        <text:p text:style-name="P1"/>
        <text:p text:style-name="P1">-----</text:p>
        <text:p text:style-name="P1">- - - </text:p>
        <text:p text:style-name="P1">O X - </text:p>
        <text:p text:style-name="P1">X - - </text:p>
        <text:p text:style-name="P1">-----</text:p>
        <text:p text:style-name="P1">O turn</text:p>
        <text:p text:style-name="P1">enter coordinate for 3 x 3:</text:p>
        <text:p text:style-name="P1">2</text:p>
        <text:p text:style-name="P1">enter coordinate for 3 x 3:</text:p>
        <text:p text:style-name="P1">1</text:p>
        <text:p text:style-name="P1">-----</text:p>
        <text:p text:style-name="P1">- - - </text:p>
        <text:p text:style-name="P1">O X O </text:p>
        <text:p text:style-name="P1">X - - </text:p>
        <text:p text:style-name="P1">-----</text:p>
        <text:p text:style-name="P1">X turn</text:p>
        <text:p text:style-name="P1">enter coordinate for 3 x 3:</text:p>
        <text:p text:style-name="P1">2</text:p>
        <text:p text:style-name="P1">enter coordinate for 3 x 3:</text:p>
        <text:p text:style-name="P1">2</text:p>
        <text:p text:style-name="P1">-----</text:p>
        <text:p text:style-name="P1">- - X </text:p>
        <text:p text:style-name="P1">O X O </text:p>
        <text:p text:style-name="P1">X - - </text:p>
        <text:p text:style-name="P1">-----</text:p>
        <text:p text:style-name="P1">x wins</text:p>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TIC-TAC-TOE</text:p>
        <text:p text:style-name="P1">X turn</text:p>
        <text:p text:style-name="P1">enter coordinate for 3 x 3:</text:p>
        <text:p text:style-name="P1">0</text:p>
        <text:p text:style-name="P1">enter coordinate for 3 x 3:</text:p>
        <text:p text:style-name="P1">0</text:p>
        <text:p text:style-name="P1">-----</text:p>
        <text:p text:style-name="P1">- - - </text:p>
        <text:p text:style-name="P1">- - - </text:p>
        <text:p text:style-name="P1">X - - </text:p>
        <text:p text:style-name="P1">-----</text:p>
        <text:p text:style-name="P1">O turn</text:p>
        <text:p text:style-name="P1">enter coordinate for 3 x 3:</text:p>
        <text:p text:style-name="P1">1</text:p>
        <text:p text:style-name="P1">enter coordinate for 3 x 3:</text:p>
        <text:p text:style-name="P1">1</text:p>
        <text:p text:style-name="P1">-----</text:p>
        <text:p text:style-name="P1">- - - </text:p>
        <text:p text:style-name="P1">- O - </text:p>
        <text:p text:style-name="P1">X - - </text:p>
        <text:p text:style-name="P1">-----</text:p>
        <text:p text:style-name="P1">X turn</text:p>
        <text:p text:style-name="P1">enter coordinate for 3 x 3:</text:p>
        <text:p text:style-name="P1">0</text:p>
        <text:p text:style-name="P1">enter coordinate for 3 x 3:</text:p>
        <text:p text:style-name="P1">1</text:p>
        <text:p text:style-name="P1">-----</text:p>
        <text:p text:style-name="P1">- - - </text:p>
        <text:p text:style-name="P1">X O - </text:p>
        <text:p text:style-name="P1">X - - </text:p>
        <text:p text:style-name="P1">-----</text:p>
        <text:p text:style-name="P1">O turn</text:p>
        <text:p text:style-name="P1">enter coordinate for 3 x 3:</text:p>
        <text:p text:style-name="P1">0</text:p>
        <text:p text:style-name="P1">enter coordinate for 3 x 3:</text:p>
        <text:p text:style-name="P1">2</text:p>
        <text:p text:style-name="P1">-----</text:p>
        <text:p text:style-name="P1">O - - </text:p>
        <text:p text:style-name="P1">X O - </text:p>
        <text:p text:style-name="P1">X - - </text:p>
        <text:p text:style-name="P1">-----</text:p>
        <text:p text:style-name="P1">X turn</text:p>
        <text:p text:style-name="P1">enter coordinate for 3 x 3:</text:p>
        <text:p text:style-name="P1">2</text:p>
        <text:p text:style-name="P1">enter coordinate for 3 x 3:</text:p>
        <text:p text:style-name="P1">0</text:p>
        <text:p text:style-name="P1">-----</text:p>
        <text:p text:style-name="P1">O - - </text:p>
        <text:p text:style-name="P1">X O - </text:p>
        <text:p text:style-name="P1">X - X </text:p>
        <text:p text:style-name="P1">-----</text:p>
        <text:p text:style-name="P1">O turn</text:p>
        <text:p text:style-name="P1">enter coordinate for 3 x 3:</text:p>
        <text:p text:style-name="P1">1</text:p>
        <text:p text:style-name="P1">enter coordinate for 3 x 3:</text:p>
        <text:p text:style-name="P1">0</text:p>
        <text:p text:style-name="P1">-----</text:p>
        <text:p text:style-name="P1">O - - </text:p>
        <text:p text:style-name="P1">X O - </text:p>
        <text:p text:style-name="P1">X O X </text:p>
        <text:p text:style-name="P1">-----</text:p>
        <text:p text:style-name="P1">X turn</text:p>
        <text:p text:style-name="P1">enter coordinate for 3 x 3:</text:p>
        <text:p text:style-name="P1">1</text:p>
        <text:p text:style-name="P1">enter coordinate for 3 x 3:</text:p>
        <text:p text:style-name="P1">2</text:p>
        <text:p text:style-name="P1">-----</text:p>
        <text:p text:style-name="P1">O X - </text:p>
        <text:p text:style-name="P1">X O - </text:p>
        <text:p text:style-name="P1">X O X </text:p>
        <text:p text:style-name="P1">-----</text:p>
        <text:p text:style-name="P1">O turn</text:p>
        <text:p text:style-name="P1">enter coordinate for 3 x 3:</text:p>
        <text:p text:style-name="P1">2</text:p>
        <text:p text:style-name="P1">enter coordinate for 3 x 3:</text:p>
        <text:p text:style-name="P1">1</text:p>
        <text:p text:style-name="P1">-----</text:p>
        <text:p text:style-name="P1">O X - </text:p>
        <text:p text:style-name="P1">X O O </text:p>
        <text:p text:style-name="P1">X O X </text:p>
        <text:p text:style-name="P1">-----</text:p>
        <text:p text:style-name="P1">X turn</text:p>
        <text:p text:style-name="P1">enter coordinate for 3 x 3:</text:p>
        <text:p text:style-name="P1">2</text:p>
        <text:p text:style-name="P1">enter coordinate for 3 x 3:</text:p>
        <text:p text:style-name="P1">2</text:p>
        <text:p text:style-name="P1">-----</text:p>
        <text:p text:style-name="P1">O X X </text:p>
        <text:p text:style-name="P1">X O O </text:p>
        <text:p text:style-name="P1">X O X </text:p>
        <text:p text:style-name="P1">-----</text:p>
        <text:p text:style-name="P1">tie game</text:p>
      </text:section>
      <text:p text:style-name="P1"/>
      <text:p text:style-name="P1"/>
      <text:p text:style-name="P1"/>
      <text:p text:style-name="P1"/>
      <text:p text:style-name="P1"/>
      <text:p text:style-name="P1"/>
      <text:p text:style-name="P6"/>
      <text:p text:style-name="P6"/>
      <text:p text:style-name="P6"><text:soft-page-break/>30 pts</text:p>
      <text:p text:style-name="P1">pub fn ship_captain_crew()</text:p>
      <text:p text:style-name="P13"><text:tab/>This function emulates a classic dice game. A man with no seaman<text:span text:style-name="T10">ship</text:span> skill<text:span text:style-name="T10">s, </text:span>wishes to go out to see and collect treasure. To do this he needs 3 things, a ship, a captain, and a crew. To play the game you need 5 dice. Each time you roll the dice you must take one into your hand, you may take more than 1 if you’d like. The game ends when you have taken all 5 dice into your hand.</text:p>
      <text:p text:style-name="P13"><text:tab/>To score in the game you need 3 things, a ship(4), a captain(5), and a crew(6). Each of these coresponds with a value on a 6 sided die. So if you don’t have a 4, 5 and a 6 in your hand you get 0 points. If you do have a ship, captain and crew <text:s/>then the remaining <text:span text:style-name="T10">2</text:span> di<text:span text:style-name="T10">c</text:span>e are your points. </text:p>
      <text:p text:style-name="P13"><text:tab/>Within the function you generate random dice rolls (with <text:span text:style-name="T1">dice_roll</text:span><text:span text:style-name="T2">(</text:span><text:span text:style-name="T1">)</text:span><text:span text:style-name="T6">)</text:span><text:span text:style-name="T1"> </text:span>and store them and print them out to screen. The user then gives input<text:span text:style-name="T6">(with</text:span><text:span text:style-name="T2"> input_number()</text:span><text:span text:style-name="T6">)</text:span><text:span text:style-name="T1"> </text:span>as to what they want to take into their hand. If the input given is not a number we assume they are ready to roll again. But every time they roll they must take at least <text:s/>one die. Once their hand is full you calculate the points and print them out.</text:p>
      <text:p text:style-name="P13"/>
      <text:p text:style-name="P13"/>
      <text:section text:style-name="Sect2" text:name="Section2">
        <text:p text:style-name="P26">Welcome To Ship Captain Crew</text:p>
        <text:p text:style-name="P26">pick a dice (0-4)</text:p>
        <text:p text:style-name="P26">or roll again with any other key</text:p>
        <text:p text:style-name="P26">rolled: [0]: 2 [1]: 3 [2]: 1 [3]: 2 [4]: 6 </text:p>
        <text:p text:style-name="P26">4</text:p>
        <text:p text:style-name="P26">gonna take 4</text:p>
        <text:p text:style-name="P26">hand: 6 0 0 0 0 </text:p>
        <text:p text:style-name="P26"/>
        <text:p text:style-name="P26">pick a dice (0-4)</text:p>
        <text:p text:style-name="P26">or roll again with any other key</text:p>
        <text:p text:style-name="P26">rolled: [0]: 4 [1]: 2 [2]: 6 [3]: 1 [4]: 1 </text:p>
        <text:p text:style-name="P26">8</text:p>
        <text:p text:style-name="P26">you gotta take at least 1 die</text:p>
        <text:p text:style-name="P26">2</text:p>
        <text:p text:style-name="P26">gonna take 2</text:p>
        <text:p text:style-name="P26">hand: 6 6 0 0 0 </text:p>
        <text:p text:style-name="P26">2</text:p>
        <text:p text:style-name="P26">you already took die #2</text:p>
        <text:p text:style-name="P26">0</text:p>
        <text:p text:style-name="P26">gonna take 0</text:p>
        <text:p text:style-name="P26">hand: 6 6 4 0 0 </text:p>
        <text:p text:style-name="P26"/>
        <text:p text:style-name="P26">pick a dice (0-4)</text:p>
        <text:p text:style-name="P26">or roll again with any other key</text:p>
        <text:p text:style-name="P26">rolled: [0]: 2 [1]: 5 [2]: 4 [3]: 6 [4]: 4 </text:p>
        <text:p text:style-name="P26">1</text:p>
        <text:p text:style-name="P26">gonna take 1</text:p>
        <text:p text:style-name="P26">hand: 6 6 4 5 0 </text:p>
        <text:p text:style-name="P26">3</text:p>
        <text:p text:style-name="P26">gonna take 3</text:p>
        <text:p text:style-name="P26">hand: 6 6 4 5 6 </text:p>
        <text:p text:style-name="P26">you scored 12 point</text:p>
        <text:p text:style-name="P26">good job</text:p>
        <text:p text:style-name="P26"/>
        <text:p text:style-name="P26"/>
        <text:p text:style-name="P26"/>
        <text:p text:style-name="P26"/>
        <text:p text:style-name="P26"/>
        <text:p text:style-name="P26">Welcome To Ship Captain Crew</text:p>
        <text:p text:style-name="P26">pick a dice (0-4)</text:p>
        <text:p text:style-name="P26">or roll again with any other key</text:p>
        <text:p text:style-name="P26">rolled: [0]: 2 [1]: 4 [2]: 6 [3]: 3 [4]: 3 </text:p>
        <text:p text:style-name="P26">00</text:p>
        <text:p text:style-name="P26">gonna take 0</text:p>
        <text:p text:style-name="P26">hand: 2 0 0 0 0 </text:p>
        <text:p text:style-name="P26"/>
        <text:p text:style-name="P26">pick a dice (0-4)</text:p>
        <text:p text:style-name="P26">or roll again with any other key</text:p>
        <text:p text:style-name="P26">rolled: [0]: 6 [1]: 4 [2]: 4 [3]: 1 [4]: 1 </text:p>
        <text:p text:style-name="P26">3</text:p>
        <text:p text:style-name="P26">gonna take 3</text:p>
        <text:p text:style-name="P26">hand: 2 1 0 0 0 </text:p>
        <text:p text:style-name="P26">4</text:p>
        <text:p text:style-name="P26">gonna take 4</text:p>
        <text:p text:style-name="P26">hand: 2 1 1 0 0 </text:p>
        <text:p text:style-name="P26"/>
        <text:p text:style-name="P26">pick a dice (0-4)</text:p>
        <text:p text:style-name="P26">or roll again with any other key</text:p>
        <text:p text:style-name="P26">rolled: [0]: 5 [1]: 6 [2]: 1 [3]: 4 [4]: 3 </text:p>
        <text:p text:style-name="P26">0</text:p>
        <text:p text:style-name="P26">gonna take 0</text:p>
        <text:p text:style-name="P26">hand: 2 1 1 5 0 </text:p>
        <text:p text:style-name="P26">1</text:p>
        <text:p text:style-name="P26">gonna take 1</text:p>
        <text:p text:style-name="P26">hand: 2 1 1 5 6 </text:p>
        <text:p text:style-name="P26">you scored 0 points</text:p>
        <text:p text:style-name="P26">better luck next ti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8:49:07.340034652</meta:creation-date>
    <dc:date>2022-11-29T12:46:00.844964446</dc:date>
    <meta:editing-duration>PT2H31M22S</meta:editing-duration>
    <meta:editing-cycles>10</meta:editing-cycles>
    <meta:generator>LibreOffice/7.4.2.3$Linux_X86_64 LibreOffice_project/40$Build-3</meta:generator>
    <meta:document-statistic meta:table-count="0" meta:image-count="0" meta:object-count="0" meta:page-count="9" meta:paragraph-count="369" meta:word-count="2294" meta:character-count="10786" meta:non-whitespace-character-count="8748"/>
  </office:meta>
</office:document-meta>
</file>